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Npanel</text:p>
          </table:table-cell>
          <table:table-cell office:value-type="string" calcext:value-type="string">
            <text:p>MPPT</text:p>
          </table:table-cell>
          <table:table-cell office:value-type="string" calcext:value-type="string">
            <text:p>Ope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409250.43728852" calcext:value-type="float">
            <text:p>1409250.43728852</text:p>
          </table:table-cell>
          <table:table-cell office:value-type="float" office:value="1004857.52998656" calcext:value-type="float">
            <text:p>1004857.52998656</text:p>
          </table:table-cell>
          <table:table-cell table:formula="of:=[.D2]/[.C2]" office:value-type="float" office:value="0.713043972453871" calcext:value-type="float">
            <text:p>0.7130439724538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409250.43728852" calcext:value-type="float">
            <text:p>1409250.43728852</text:p>
          </table:table-cell>
          <table:table-cell office:value-type="float" office:value="1205618.1406131" calcext:value-type="float">
            <text:p>1205618.1406131</text:p>
          </table:table-cell>
          <table:table-cell table:formula="of:=[.D3]/[.C3]" office:value-type="float" office:value="0.855503116204654" calcext:value-type="float">
            <text:p>0.8555031162046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409250.43728852" calcext:value-type="float">
            <text:p>1409250.43728852</text:p>
          </table:table-cell>
          <table:table-cell office:value-type="float" office:value="1332506.08741983" calcext:value-type="float">
            <text:p>1332506.08741983</text:p>
          </table:table-cell>
          <table:table-cell table:formula="of:=[.D4]/[.C4]" office:value-type="float" office:value="0.945542433170112" calcext:value-type="float">
            <text:p>0.9455424331701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409250.43728852" calcext:value-type="float">
            <text:p>1409250.43728852</text:p>
          </table:table-cell>
          <table:table-cell office:value-type="float" office:value="1390250.09510258" calcext:value-type="float">
            <text:p>1390250.09510258</text:p>
          </table:table-cell>
          <table:table-cell table:formula="of:=[.D5]/[.C5]" office:value-type="float" office:value="0.986517412602335" calcext:value-type="float">
            <text:p>0.9865174126023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409250.43728852" calcext:value-type="float">
            <text:p>1409250.43728852</text:p>
          </table:table-cell>
          <table:table-cell office:value-type="float" office:value="1400225.21812314" calcext:value-type="float">
            <text:p>1400225.21812314</text:p>
          </table:table-cell>
          <table:table-cell table:formula="of:=[.D6]/[.C6]" office:value-type="float" office:value="0.993595730803713" calcext:value-type="float">
            <text:p>0.99359573080371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panel = 10</text:p>
          </table:table-cell>
          <table:table-cell office:value-type="string" calcext:value-type="string">
            <text:p>N_panel_to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PPT</text:p>
          </table:table-cell>
          <table:table-cell office:value-type="string" calcext:value-type="string">
            <text:p>Ope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409250.43728852" calcext:value-type="float">
            <text:p>1409250.43728852</text:p>
          </table:table-cell>
          <table:table-cell office:value-type="float" office:value="1385360.60492725" calcext:value-type="float">
            <text:p>1385360.60492725</text:p>
          </table:table-cell>
          <table:table-cell/>
          <table:table-cell office:value-type="float" office:value="0.0342319" calcext:value-type="float">
            <text:p>0.0342319</text:p>
          </table:table-cell>
          <table:table-cell office:value-type="float" office:value="0.0078" calcext:value-type="float">
            <text:p>0.007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409250.43728852" calcext:value-type="float">
            <text:p>1409250.43728852</text:p>
          </table:table-cell>
          <table:table-cell office:value-type="float" office:value="1332506.08741983" calcext:value-type="float">
            <text:p>1332506.08741983</text:p>
          </table:table-cell>
          <table:table-cell/>
          <table:table-cell office:value-type="float" office:value="1.732465" calcext:value-type="float">
            <text:p>1.732465</text:p>
          </table:table-cell>
          <table:table-cell office:value-type="float" office:value="0.0104179" calcext:value-type="float">
            <text:p>0.0104179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409250.43728852" calcext:value-type="float">
            <text:p>1409250.43728852</text:p>
          </table:table-cell>
          <table:table-cell office:value-type="float" office:value="1332506.08741983" calcext:value-type="float">
            <text:p>1332506.08741983</text:p>
          </table:table-cell>
          <table:table-cell/>
          <table:table-cell office:value-type="float" office:value="2.0789" calcext:value-type="float">
            <text:p>2.0789</text:p>
          </table:table-cell>
          <table:table-cell office:value-type="float" office:value="0.0104179" calcext:value-type="float">
            <text:p>0.0104179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1409250.43728852" calcext:value-type="float">
            <text:p>1409250.43728852</text:p>
          </table:table-cell>
          <table:table-cell office:value-type="float" office:value="1332506.08741983" calcext:value-type="float">
            <text:p>1332506.08741983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0.0104179" calcext:value-type="float">
            <text:p>0.0104179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1409250.43728852" calcext:value-type="float">
            <text:p>1409250.43728852</text:p>
          </table:table-cell>
          <table:table-cell office:value-type="float" office:value="1182585.47705764" calcext:value-type="float">
            <text:p>1182585.47705764</text:p>
          </table:table-cell>
          <table:table-cell/>
          <table:table-cell office:value-type="float" office:value="2.353" calcext:value-type="float">
            <text:p>2.353</text:p>
          </table:table-cell>
          <table:table-cell office:value-type="float" office:value="0.013848" calcext:value-type="float">
            <text:p>0.013848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Npanel = 10</text:p>
          </table:table-cell>
          <table:table-cell office:value-type="string" calcext:value-type="string">
            <text:p>GCR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N_panel_tot = 120</text:p>
          </table:table-cell>
          <table:table-cell office:value-type="float" office:value="0.1" calcext:value-type="float">
            <text:p>0.1</text:p>
          </table:table-cell>
          <table:table-cell office:value-type="float" office:value="1427255.61087597" calcext:value-type="float">
            <text:p>1427255.61087597</text:p>
          </table:table-cell>
          <table:table-cell office:value-type="float" office:value="1419645.44044252" calcext:value-type="float">
            <text:p>1419645.44044252</text:p>
          </table:table-cell>
          <table:table-cell table:formula="of:=[.D18]/[.C18]" office:value-type="float" office:value="0.994667969510535" calcext:value-type="float">
            <text:p>0.994667969510535</text:p>
          </table:table-cell>
          <table:table-cell office:value-type="float" office:value="0.0575669326558595" calcext:value-type="float">
            <text:p>0.05756693265586</text:p>
          </table:table-cell>
          <table:table-cell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1409250.43728852" calcext:value-type="float">
            <text:p>1409250.43728852</text:p>
          </table:table-cell>
          <table:table-cell office:value-type="float" office:value="1332506.08741983" calcext:value-type="float">
            <text:p>1332506.08741983</text:p>
          </table:table-cell>
          <table:table-cell table:formula="of:=[.D19]/[.C19]" office:value-type="float" office:value="0.945542433170112" calcext:value-type="float">
            <text:p>0.945542433170112</text:p>
          </table:table-cell>
          <table:table-cell office:value-type="float" office:value="0.0191889775519532" calcext:value-type="float">
            <text:p>0.019188977551953</text:p>
          </table:table-cell>
          <table:table-cell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364255.18894916" calcext:value-type="float">
            <text:p>1364255.18894916</text:p>
          </table:table-cell>
          <table:table-cell office:value-type="float" office:value="1155026.68594324" calcext:value-type="float">
            <text:p>1155026.68594324</text:p>
          </table:table-cell>
          <table:table-cell table:formula="of:=[.D20]/[.C20]" office:value-type="float" office:value="0.846635362136989" calcext:value-type="float">
            <text:p>0.846635362136989</text:p>
          </table:table-cell>
          <table:table-cell office:value-type="float" office:value="0.0115133865311719" calcext:value-type="float">
            <text:p>0.011513386531172</text:p>
          </table:table-cell>
          <table:table-cell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1288022.33874989" calcext:value-type="float">
            <text:p>1288022.33874989</text:p>
          </table:table-cell>
          <table:table-cell office:value-type="float" office:value="916229.107342349" calcext:value-type="float">
            <text:p>916229.107342349</text:p>
          </table:table-cell>
          <table:table-cell table:formula="of:=[.D21]/[.C21]" office:value-type="float" office:value="0.711345665193673" calcext:value-type="float">
            <text:p>0.711345665193673</text:p>
          </table:table-cell>
          <table:table-cell office:value-type="float" office:value="0.00822384752226565" calcext:value-type="float">
            <text:p>0.008223847522266</text:p>
          </table:table-cell>
          <table:table-cell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1190948.01011366" calcext:value-type="float">
            <text:p>1190948.01011366</text:p>
          </table:table-cell>
          <table:table-cell office:value-type="float" office:value="656259.918060361" calcext:value-type="float">
            <text:p>656259.918060361</text:p>
          </table:table-cell>
          <table:table-cell table:formula="of:=[.D22]/[.C22]" office:value-type="float" office:value="0.551039938340994" calcext:value-type="float">
            <text:p>0.551039938340994</text:p>
          </table:table-cell>
          <table:table-cell office:value-type="float" office:value="0.00639632585065106" calcext:value-type="float">
            <text:p>0.006396325850651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Tout</text:p>
          </table:table-cell>
          <table:table-cell table:number-columns-repeated="3"/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Npanel = 10</text:p>
          </table:table-cell>
          <table:table-cell office:value-type="float" office:value="300" calcext:value-type="float">
            <text:p>300</text:p>
          </table:table-cell>
          <table:table-cell office:value-type="float" office:value="1409250.43728852" calcext:value-type="float">
            <text:p>1409250.43728852</text:p>
          </table:table-cell>
          <table:table-cell office:value-type="float" office:value="683141.848507235" calcext:value-type="float">
            <text:p>683141.848507235</text:p>
          </table:table-cell>
          <table:table-cell/>
          <table:table-cell office:value-type="float" office:value="0.017124" calcext:value-type="float">
            <text:p>0.017124</text:p>
          </table:table-cell>
          <table:table-cell office:value-type="float" office:value="0.00496761722586765" calcext:value-type="float">
            <text:p>0.004967617225868</text:p>
          </table:table-cell>
        </table:table-row>
        <table:table-row table:style-name="ro1">
          <table:table-cell office:value-type="string" calcext:value-type="string">
            <text:p>N_panel_tot = 120</text:p>
          </table:table-cell>
          <table:table-cell office:value-type="float" office:value="400" calcext:value-type="float">
            <text:p>400</text:p>
          </table:table-cell>
          <table:table-cell office:value-type="float" office:value="1409250.43728852" calcext:value-type="float">
            <text:p>1409250.43728852</text:p>
          </table:table-cell>
          <table:table-cell office:value-type="float" office:value="1072209.6384219" calcext:value-type="float">
            <text:p>1072209.6384219</text:p>
          </table:table-cell>
          <table:table-cell/>
          <table:table-cell office:value-type="float" office:value="0.013848" calcext:value-type="float">
            <text:p>0.013848</text:p>
          </table:table-cell>
          <table:table-cell office:value-type="float" office:value="0.00859638348769729" calcext:value-type="float">
            <text:p>0.008596383487697</text:p>
          </table:table-cell>
        </table:table-row>
        <table:table-row table:style-name="ro1">
          <table:table-cell office:value-type="string" calcext:value-type="string">
            <text:p>GCR=0.3</text:p>
          </table:table-cell>
          <table:table-cell office:value-type="float" office:value="500" calcext:value-type="float">
            <text:p>500</text:p>
          </table:table-cell>
          <table:table-cell office:value-type="float" office:value="1409250.43728852" calcext:value-type="float">
            <text:p>1409250.43728852</text:p>
          </table:table-cell>
          <table:table-cell office:value-type="float" office:value="1314134.34625559" calcext:value-type="float">
            <text:p>1314134.34625559</text:p>
          </table:table-cell>
          <table:table-cell/>
          <table:table-cell office:value-type="float" office:value="0.010418" calcext:value-type="float">
            <text:p>0.010418</text:p>
          </table:table-cell>
          <table:table-cell office:value-type="float" office:value="0.0171113281889654" calcext:value-type="float">
            <text:p>0.017111328188966</text:p>
          </table:table-cell>
        </table:table-row>
        <table:table-row table:style-name="ro1">
          <table:table-cell office:value-type="string" calcext:value-type="string">
            <text:p>Tin = 200</text:p>
          </table:table-cell>
          <table:table-cell office:value-type="float" office:value="600" calcext:value-type="float">
            <text:p>600</text:p>
          </table:table-cell>
          <table:table-cell office:value-type="float" office:value="1409250.43728852" calcext:value-type="float">
            <text:p>1409250.43728852</text:p>
          </table:table-cell>
          <table:table-cell office:value-type="float" office:value="1332506.08741983" calcext:value-type="float">
            <text:p>1332506.08741983</text:p>
          </table:table-cell>
          <table:table-cell/>
          <table:table-cell office:value-type="float" office:value="0.010418" calcext:value-type="float">
            <text:p>0.010418</text:p>
          </table:table-cell>
          <table:table-cell office:value-type="float" office:value="0.0191889775519532" calcext:value-type="float">
            <text:p>0.019188977551953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1409250.43728852" calcext:value-type="float">
            <text:p>1409250.43728852</text:p>
          </table:table-cell>
          <table:table-cell office:value-type="float" office:value="1347084.94406601" calcext:value-type="float">
            <text:p>1347084.94406601</text:p>
          </table:table-cell>
          <table:table-cell/>
          <table:table-cell office:value-type="float" office:value="0.010418" calcext:value-type="float">
            <text:p>0.010418</text:p>
          </table:table-cell>
          <table:table-cell office:value-type="float" office:value="0.0214216683948179" calcext:value-type="float">
            <text:p>0.0214216683948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3T10:25:15.118550055</meta:creation-date>
    <meta:generator>LibreOffice/6.4.7.2$Linux_X86_64 LibreOffice_project/40$Build-2</meta:generator>
    <dc:date>2024-03-03T11:27:55.770674467</dc:date>
    <meta:editing-duration>PT1H2M9S</meta:editing-duration>
    <meta:editing-cycles>55</meta:editing-cycles>
    <meta:document-statistic meta:table-count="1" meta:cell-count="115" meta:object-count="0"/>
  </office:meta>
</office:document-meta>
</file>